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1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2" style:family="paragraph" style:parent-style-name="Heading_20_2">
      <style:text-properties officeooo:paragraph-rsid="0073b863"/>
    </style:style>
    <style:style style:name="P23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4" style:family="paragraph" style:parent-style-name="Title">
      <style:paragraph-properties fo:margin-left="0in" fo:margin-right="0in" fo:text-indent="0in" style:auto-text-indent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19801e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"/></text:p>
      <text:p text:style-name="P24"><text:span text:style-name="T4">כותרת כלשהי למאמר</text:span></text:p>
      <text:p text:style-name="P15"><text:span text:style-name="T4">עבודת גמר במסגרת </text:span><text:span text:style-name="T7">פונטיקה אקוסטית </text:span><text:span text:style-name="T5">(0627.2011)</text:span></text:p>
      <text:p text:style-name="P14"><text:span text:style-name="T4"/></text:p>
      <text:p text:style-name="P14"><text:span text:style-name="T4">שגיא מעוז</text:span></text:p>
      <text:p text:style-name="P16"><text:span text:style-name="T4">החוג לבלשנות, הפקולטה למדעי הרוח</text:span></text:p>
      <text:p text:style-name="P16"><text:span text:style-name="T4">אוניברסיטת תל-אביב</text:span></text:p>
      <text:p text:style-name="P14"><text:span text:style-name="T4"/></text:p>
      <text:p text:style-name="P14"><text:a xlink:type="simple" xlink:href="mailto:sagiemao@mail.tau.ac.il"><text:span text:style-name="T4">sagiemao@mail.tau.ac.il</text:span></text:a></text:p>
      <text:p text:style-name="P14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9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12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11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10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21"><text:span text:style-name="T19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2" text:outline-level="2"><text:span text:style-name="T39">אופי הניסוי</text:span></text:h>
      <text:p text:style-name="P13"><text:span text:style-name="T39">בלה בלה</text:span></text:p>
      <text:h text:style-name="P22" text:outline-level="2"><text:soft-page-break/><text:span text:style-name="T39">הדובר המשתתף</text:span></text:h>
      <text:p text:style-name="P13"><text:span text:style-name="T39">בלה בלה</text:span></text:p>
      <text:h text:style-name="P22" text:outline-level="2"><text:span text:style-name="T39">הקלט</text:span></text:h>
      <text:p text:style-name="P13"><text:span text:style-name="T39">בלה בלה</text:span></text:p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19"><text:span text:style-name="T25">Blau, Joshua. </text:span><text:span text:style-name="T10">Phonology and morphology of Biblical Hebrew</text:span><text:span text:style-name="T25">. Winona Lake, Indiana: Eisenbrauns, 2010.</text:span></text:p>
      <text:p text:style-name="P7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7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20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20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8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3:52:25</dc:date>
    <meta:editing-duration>PT4H41M30S</meta:editing-duration>
    <meta:editing-cycles>91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9" meta:word-count="346" meta:character-count="2248" meta:non-whitespace-character-count="1951"/>
  </office:meta>
</office:document-meta>
</file>